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ellipse draw:style-name="gr1" draw:text-style-name="P1" draw:layer="layout" svg:width="3.828cm" svg:height="3.772cm" svg:x="11.885cm" svg:y="1.464cm">
          <text:p/>
        </draw:ellipse>
        <draw:line draw:style-name="gr2" draw:text-style-name="P1" draw:layer="layout" svg:x1="13.805cm" svg:y1="5.745cm" svg:x2="13.798cm" svg:y2="8.532cm">
          <text:p/>
        </draw:line>
        <draw:ellipse draw:style-name="gr1" draw:text-style-name="P1" draw:layer="layout" svg:width="3.828cm" svg:height="3.772cm" svg:x="11.885cm" svg:y="9.172cm">
          <text:p/>
        </draw:ellipse>
        <draw:ellipse draw:style-name="gr1" draw:text-style-name="P1" draw:layer="layout" svg:width="3.828cm" svg:height="3.772cm" svg:x="11.885cm" svg:y="16.88cm">
          <text:p/>
        </draw:ellipse>
        <draw:ellipse draw:style-name="gr1" draw:text-style-name="P1" draw:layer="layout" svg:width="3.828cm" svg:height="3.772cm" svg:x="11.885cm" svg:y="24.488cm">
          <text:p/>
        </draw:ellipse>
        <draw:line draw:style-name="gr2" draw:text-style-name="P1" draw:layer="layout" svg:x1="13.806cm" svg:y1="13.546cm" svg:x2="13.799cm" svg:y2="16.333cm">
          <text:p/>
        </draw:line>
        <draw:line draw:style-name="gr2" draw:text-style-name="P1" draw:layer="layout" svg:x1="13.807cm" svg:y1="21.147cm" svg:x2="13.8cm" svg:y2="23.934cm">
          <text:p/>
        </draw:line>
        <draw:ellipse draw:style-name="gr1" draw:text-style-name="P1" draw:layer="layout" svg:width="3.828cm" svg:height="3.772cm" svg:x="3.485cm" svg:y="24.488cm">
          <text:p/>
        </draw:ellipse>
        <draw:line draw:style-name="gr2" draw:text-style-name="P1" draw:layer="layout" svg:x1="11.259cm" svg:y1="26.459cm" svg:x2="8.115cm" svg:y2="26.4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we Dammer</meta:initial-creator>
    <meta:creation-date>2014-05-21T15:12:36.70</meta:creation-date>
    <meta:generator>OpenOffice.org/3.2$Win32 OpenOffice.org_project/320m12$Build-9483</meta:generator>
    <dc:date>2014-05-21T15:23:40.69</dc:date>
    <dc:creator>Uwe Dammer</dc:creator>
    <meta:editing-duration>PT00H11M05S</meta:editing-duration>
    <meta:editing-cycles>4</meta:editing-cycles>
    <meta:document-statistic meta:object-count="9"/>
  </office:meta>
</office:document-meta>
</file>